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><text:s text:c="2"/>0: hour_0</text:p>
        <text:p text:style-name="Standard"><text:s text:c="2"/>1: hour_1</text:p>
        <text:p text:style-name="Standard"><text:s text:c="2"/>2: hour_2</text:p>
        <text:p text:style-name="Standard"><text:s text:c="2"/>3: hour_3</text:p>
        <text:p text:style-name="Standard"><text:s text:c="2"/>4: hour_4</text:p>
        <text:p text:style-name="Standard"><text:s text:c="2"/>5: hour_5</text:p>
        <text:p text:style-name="Standard"><text:s text:c="2"/>6: hour_6</text:p>
        <text:p text:style-name="Standard"><text:s text:c="2"/>7: hour_7</text:p>
        <text:p text:style-name="Standard"><text:s text:c="2"/>8: hour_8</text:p>
        <text:p text:style-name="Standard"><text:s text:c="2"/>9: hour_9</text:p>
        <text:p text:style-name="Standard"><text:s/>10: hour_10</text:p>
        <text:p text:style-name="Standard"><text:s/>11: hour_11</text:p>
        <text:p text:style-name="Standard"><text:s/>12: hour_12</text:p>
        <text:p text:style-name="Standard"><text:s/>13: hour_13</text:p>
        <text:p text:style-name="Standard"><text:s/>14: hour_14</text:p>
        <text:p text:style-name="Standard"><text:s/>15: hour_15</text:p>
        <text:p text:style-name="Standard"><text:s/>16: hour_16</text:p>
        <text:p text:style-name="Standard"><text:s/>17: hour_17</text:p>
        <text:p text:style-name="Standard"><text:s/>18: hour_18</text:p>
        <text:p text:style-name="Standard"><text:s/>19: hour_19</text:p>
        <text:p text:style-name="Standard"><text:s/>20: hour_20</text:p>
        <text:p text:style-name="Standard"><text:s/>21: hour_21</text:p>
        <text:p text:style-name="Standard"><text:s/>22: hour_22</text:p>
        <text:p text:style-name="Standard"><text:s/>23: hour_23</text:p>
        <text:p text:style-name="Standard"></text:p>
        <text:p text:style-name="Standard"><text:s/>24: day_0</text:p>
        <text:p text:style-name="Standard"><text:s/>25: day_1</text:p>
        <text:p text:style-name="Standard"><text:s/>26: day_2</text:p>
        <text:p text:style-name="Standard"><text:s/>27: day_3</text:p>
        <text:p text:style-name="Standard"><text:s/>28: day_4</text:p>
        <text:p text:style-name="Standard"><text:s/>29: day_5</text:p>
        <text:p text:style-name="Standard"><text:s/>30: day_6</text:p>
        <text:p text:style-name="Standard"></text:p>
        <text:p text:style-name="Standard"><text:s/>31: country_0</text:p>
        <text:p text:style-name="Standard"><text:s/>32: country_1</text:p>
        <text:p text:style-name="Standard"><text:s/>33: country_2</text:p>
        <text:p text:style-name="Standard"><text:s/>34: country_3</text:p>
        <text:p text:style-name="Standard"><text:s/>35: country_4</text:p>
        <text:p text:style-name="Standard"><text:s/>36: country_5</text:p>
        <text:p text:style-name="Standard"><text:s/>37: country_6</text:p>
        <text:p text:style-name="Standard"><text:s/>38: country_7</text:p>
        <text:p text:style-name="Standard"><text:s/>39: country_8</text:p>
        <text:p text:style-name="Standard"><text:s/>40: country_9</text:p>
        <text:p text:style-name="Standard"><text:s/>41: country_10</text:p>
        <text:p text:style-name="Standard"><text:s/>42: country_11</text:p>
        <text:p text:style-name="Standard"><text:s/>43: country_12</text:p>
        <text:p text:style-name="Standard"><text:s/>44: country_13</text:p>
        <text:p text:style-name="Standard"><text:s/>45: country_14</text:p>
        <text:p text:style-name="Standard"><text:s/>46: country_15</text:p>
        <text:p text:style-name="Standard"><text:s/>47: country_16</text:p>
        <text:p text:style-name="Standard"><text:s/>48: country_17</text:p>
        <text:p text:style-name="Standard"><text:s/>49: country_18</text:p>
        <text:p text:style-name="Standard"><text:s/>50: country_19</text:p>
        <text:p text:style-name="Standard"><text:s/>51: country_20</text:p>
        <text:p text:style-name="Standard"><text:s/>52: country_21</text:p>
        <text:p text:style-name="Standard"><text:s/>53: country_22</text:p>
        <text:p text:style-name="Standard"><text:s/>54: country_23</text:p>
        <text:p text:style-name="Standard"><text:s/>55: country_24</text:p>
        <text:p text:style-name="Standard"><text:s/>56: country_25</text:p>
        <text:p text:style-name="Standard"><text:s/>57: country_26</text:p>
        <text:p text:style-name="Standard"><text:s/>58: country_27</text:p>
        <text:p text:style-name="Standard"><text:s/>59: country_28</text:p>
        <text:p text:style-name="Standard"><text:s/>60: country_29</text:p>
        <text:p text:style-name="Standard"><text:s/>61: country_30</text:p>
        <text:p text:style-name="Standard"><text:s/>62: country_31</text:p>
        <text:p text:style-name="Standard"><text:s/>63: country_32</text:p>
        <text:p text:style-name="Standard"><text:s/>64: country_33</text:p>
        <text:p text:style-name="Standard"><text:s/>65: country_34</text:p>
        <text:p text:style-name="Standard"><text:s/>66: country_35</text:p>
        <text:p text:style-name="Standard"><text:s/>67: country_36</text:p>
        <text:p text:style-name="Standard"><text:s/>68: country_37</text:p>
        <text:p text:style-name="Standard"><text:s/>69: country_38</text:p>
        <text:p text:style-name="Standard"><text:s/>70: country_39</text:p>
        <text:p text:style-name="Standard"><text:s/>71: country_40</text:p>
        <text:p text:style-name="Standard"><text:s/>72: country_41</text:p>
        <text:p text:style-name="Standard"><text:s/>73: country_42</text:p>
        <text:p text:style-name="Standard"><text:s/>74: country_43</text:p>
        <text:p text:style-name="Standard"><text:s/>75: country_44</text:p>
        <text:p text:style-name="Standard"><text:s/>76: country_45</text:p>
        <text:p text:style-name="Standard"><text:s/>77: country_46</text:p>
        <text:p text:style-name="Standard"><text:s/>78: country_47</text:p>
        <text:p text:style-name="Standard"><text:s/>79: country_48</text:p>
        <text:p text:style-name="Standard"><text:s/>80: country_49</text:p>
        <text:p text:style-name="Standard"><text:s/>81: country_50</text:p>
        <text:p text:style-name="Standard"><text:s/>82: country_51</text:p>
        <text:p text:style-name="Standard"><text:s/>83: country_52</text:p>
        <text:p text:style-name="Standard"><text:s/>84: country_53</text:p>
        <text:p text:style-name="Standard"><text:s/>85: country_54</text:p>
        <text:p text:style-name="Standard"><text:s/>86: country_55</text:p>
        <text:p text:style-name="Standard"><text:s/>87: country_56</text:p>
        <text:p text:style-name="Standard"><text:s/>88: country_57</text:p>
        <text:p text:style-name="Standard"><text:s/>89: country_58</text:p>
        <text:p text:style-name="Standard"><text:s/>90: country_59</text:p>
        <text:p text:style-name="Standard"><text:s/>91: country_60</text:p>
        <text:p text:style-name="Standard"><text:s/>92: country_61</text:p>
        <text:p text:style-name="Standard"><text:s/>93: country_62</text:p>
        <text:p text:style-name="Standard"><text:s/>94: country_63</text:p>
        <text:p text:style-name="Standard"><text:s/>95: country_64</text:p>
        <text:p text:style-name="Standard"><text:soft-page-break/><text:s/>96: country_65</text:p>
        <text:p text:style-name="Standard"><text:s/>97: country_66</text:p>
        <text:p text:style-name="Standard"><text:s/>98: country_67</text:p>
        <text:p text:style-name="Standard"><text:s/>99: country_68</text:p>
        <text:p text:style-name="Standard">100: country_69</text:p>
        <text:p text:style-name="Standard">101: country_70</text:p>
        <text:p text:style-name="Standard">102: country_71</text:p>
        <text:p text:style-name="Standard">103: country_72</text:p>
        <text:p text:style-name="Standard">104: country_73</text:p>
        <text:p text:style-name="Standard">105: country_74</text:p>
        <text:p text:style-name="Standard">106: country_75</text:p>
        <text:p text:style-name="Standard">107: country_76</text:p>
        <text:p text:style-name="Standard">108: country_77</text:p>
        <text:p text:style-name="Standard">109: country_78</text:p>
        <text:p text:style-name="Standard">110: country_79</text:p>
        <text:p text:style-name="Standard">111: country_80</text:p>
        <text:p text:style-name="Standard">112: country_81</text:p>
        <text:p text:style-name="Standard">113: country_82</text:p>
        <text:p text:style-name="Standard">114: country_83</text:p>
        <text:p text:style-name="Standard">115: country_84</text:p>
        <text:p text:style-name="Standard">116: country_85</text:p>
        <text:p text:style-name="Standard">117: country_86</text:p>
        <text:p text:style-name="Standard">118: country_87</text:p>
        <text:p text:style-name="Standard">119: country_88</text:p>
        <text:p text:style-name="Standard">120: country_89</text:p>
        <text:p text:style-name="Standard">121: country_90</text:p>
        <text:p text:style-name="Standard">122: country_91</text:p>
        <text:p text:style-name="Standard">123: country_92</text:p>
        <text:p text:style-name="Standard">124: country_93</text:p>
        <text:p text:style-name="Standard">125: country_94</text:p>
        <text:p text:style-name="Standard">126: country_95</text:p>
        <text:p text:style-name="Standard">127: country_96</text:p>
        <text:p text:style-name="Standard">128: country_97</text:p>
        <text:p text:style-name="Standard">129: country_98</text:p>
        <text:p text:style-name="Standard">130: country_99</text:p>
        <text:p text:style-name="Standard">131: country_100</text:p>
        <text:p text:style-name="Standard">132: country_101</text:p>
        <text:p text:style-name="Standard">133: country_102</text:p>
        <text:p text:style-name="Standard">134: country_103</text:p>
        <text:p text:style-name="Standard">135: country_104</text:p>
        <text:p text:style-name="Standard">136: country_105</text:p>
        <text:p text:style-name="Standard">137: country_106</text:p>
        <text:p text:style-name="Standard">138: country_107</text:p>
        <text:p text:style-name="Standard">139: country_108</text:p>
        <text:p text:style-name="Standard">140: country_109</text:p>
        <text:p text:style-name="Standard">141: country_110</text:p>
        <text:p text:style-name="Standard">142: country_111</text:p>
        <text:p text:style-name="Standard">143: country_112</text:p>
        <text:p text:style-name="Standard">144: country_113</text:p>
        <text:p text:style-name="Standard">145: country_114</text:p>
        <text:p text:style-name="Standard">146: country_115</text:p>
        <text:p text:style-name="Standard">147: country_116</text:p>
        <text:p text:style-name="Standard">148: country_117</text:p>
        <text:p text:style-name="Standard">149: country_118</text:p>
        <text:p text:style-name="Standard">150: country_119</text:p>
        <text:p text:style-name="Standard">151: country_120</text:p>
        <text:p text:style-name="Standard">152: country_121</text:p>
        <text:p text:style-name="Standard">153: country_122</text:p>
        <text:p text:style-name="Standard">154: country_123</text:p>
        <text:p text:style-name="Standard">155: country_124</text:p>
        <text:p text:style-name="Standard">156: country_125</text:p>
        <text:p text:style-name="Standard">157: country_126</text:p>
        <text:p text:style-name="Standard">158: country_127</text:p>
        <text:p text:style-name="Standard">159: country_128</text:p>
        <text:p text:style-name="Standard">160: country_129</text:p>
        <text:p text:style-name="Standard">161: country_130</text:p>
        <text:p text:style-name="Standard">162: country_131</text:p>
        <text:p text:style-name="Standard">163: country_132</text:p>
        <text:p text:style-name="Standard">164: country_133</text:p>
        <text:p text:style-name="Standard">165: country_134</text:p>
        <text:p text:style-name="Standard">166: country_135</text:p>
        <text:p text:style-name="Standard">167: country_136</text:p>
        <text:p text:style-name="Standard">168: country_137</text:p>
        <text:p text:style-name="Standard">169: country_138</text:p>
        <text:p text:style-name="Standard">170: country_139</text:p>
        <text:p text:style-name="Standard">171: country_140</text:p>
        <text:p text:style-name="Standard">172: country_141</text:p>
        <text:p text:style-name="Standard">173: country_142</text:p>
        <text:p text:style-name="Standard">174: country_143</text:p>
        <text:p text:style-name="Standard">175: country_144</text:p>
        <text:p text:style-name="Standard">176: country_145</text:p>
        <text:p text:style-name="Standard">177: country_146</text:p>
        <text:p text:style-name="Standard">178: country_147</text:p>
        <text:p text:style-name="Standard">179: country_148</text:p>
        <text:p text:style-name="Standard">180: country_149</text:p>
        <text:p text:style-name="Standard">181: country_150</text:p>
        <text:p text:style-name="Standard">182: country_151</text:p>
        <text:p text:style-name="Standard">183: country_152</text:p>
        <text:p text:style-name="Standard">184: country_153</text:p>
        <text:p text:style-name="Standard">185: country_154</text:p>
        <text:p text:style-name="Standard">186: country_155</text:p>
        <text:p text:style-name="Standard">187: country_156</text:p>
        <text:p text:style-name="Standard">188: country_157</text:p>
        <text:p text:style-name="Standard">189: country_158</text:p>
        <text:p text:style-name="Standard">190: country_159</text:p>
        <text:p text:style-name="Standard">191: country_160</text:p>
        <text:p text:style-name="Standard">192: country_161</text:p>
        <text:p text:style-name="Standard">193: country_162</text:p>
        <text:p text:style-name="Standard"><text:soft-page-break/>194: country_163</text:p>
        <text:p text:style-name="Standard">195: country_164</text:p>
        <text:p text:style-name="Standard">196: country_165</text:p>
        <text:p text:style-name="Standard">197: country_166</text:p>
        <text:p text:style-name="Standard">198: country_167</text:p>
        <text:p text:style-name="Standard">199: country_168</text:p>
        <text:p text:style-name="Standard">200: country_169</text:p>
        <text:p text:style-name="Standard">201: country_170</text:p>
        <text:p text:style-name="Standard">202: country_171</text:p>
        <text:p text:style-name="Standard">203: country_172</text:p>
        <text:p text:style-name="Standard">204: country_173</text:p>
        <text:p text:style-name="Standard">205: country_174</text:p>
        <text:p text:style-name="Standard">206: country_175</text:p>
        <text:p text:style-name="Standard">207: country_176</text:p>
        <text:p text:style-name="Standard">208: country_177</text:p>
        <text:p text:style-name="Standard">209: country_178</text:p>
        <text:p text:style-name="Standard">210: country_179</text:p>
        <text:p text:style-name="Standard">211: country_180</text:p>
        <text:p text:style-name="Standard">212: country_181</text:p>
        <text:p text:style-name="Standard">213: country_182</text:p>
        <text:p text:style-name="Standard">214: country_183</text:p>
        <text:p text:style-name="Standard">215: country_184</text:p>
        <text:p text:style-name="Standard">216: country_185</text:p>
        <text:p text:style-name="Standard">217: country_186</text:p>
        <text:p text:style-name="Standard">218: country_187</text:p>
        <text:p text:style-name="Standard">219: country_188</text:p>
        <text:p text:style-name="Standard">220: country_189</text:p>
        <text:p text:style-name="Standard">221: country_190</text:p>
        <text:p text:style-name="Standard">222: country_191</text:p>
        <text:p text:style-name="Standard">223: country_192</text:p>
        <text:p text:style-name="Standard"></text:p>
        <text:p text:style-name="Standard">224: margin_0</text:p>
        <text:p text:style-name="Standard">225: margin_1</text:p>
        <text:p text:style-name="Standard">226: margin_2</text:p>
        <text:p text:style-name="Standard">227: margin_3</text:p>
        <text:p text:style-name="Standard">228: margin_4</text:p>
        <text:p text:style-name="Standard"></text:p>
        <text:p text:style-name="Standard">229: tmax_0</text:p>
        <text:p text:style-name="Standard">230: tmax_1</text:p>
        <text:p text:style-name="Standard">231: tmax_2</text:p>
        <text:p text:style-name="Standard">232: tmax_3</text:p>
        <text:p text:style-name="Standard"></text:p>
        <text:p text:style-name="Standard">233: bkc_0</text:p>
        <text:p text:style-name="Standard"></text:p>
        <text:p text:style-name="Standard">234: site_typeid_0</text:p>
        <text:p text:style-name="Standard">235: site_typeid_1</text:p>
        <text:p text:style-name="Standard">236: site_typeid_2</text:p>
        <text:p text:style-name="Standard"></text:p>
        <text:p text:style-name="Standard">237: site_cat_0</text:p>
        <text:p text:style-name="Standard">238: site_cat_1</text:p>
        <text:p text:style-name="Standard">239: site_cat_2</text:p>
        <text:p text:style-name="Standard">240: site_cat_3</text:p>
        <text:p text:style-name="Standard">241: site_cat_4</text:p>
        <text:p text:style-name="Standard">242: site_cat_5</text:p>
        <text:p text:style-name="Standard">243: site_cat_6</text:p>
        <text:p text:style-name="Standard">244: site_cat_7</text:p>
        <text:p text:style-name="Standard">245: site_cat_8</text:p>
        <text:p text:style-name="Standard">246: site_cat_9</text:p>
        <text:p text:style-name="Standard">247: site_cat_10</text:p>
        <text:p text:style-name="Standard">248: site_cat_11</text:p>
        <text:p text:style-name="Standard">249: site_cat_12</text:p>
        <text:p text:style-name="Standard">250: site_cat_13</text:p>
        <text:p text:style-name="Standard">251: site_cat_14</text:p>
        <text:p text:style-name="Standard">252: site_cat_15</text:p>
        <text:p text:style-name="Standard">253: site_cat_16</text:p>
        <text:p text:style-name="Standard">254: site_cat_17</text:p>
        <text:p text:style-name="Standard">255: site_cat_18</text:p>
        <text:p text:style-name="Standard">256: site_cat_19</text:p>
        <text:p text:style-name="Standard">257: site_cat_20</text:p>
        <text:p text:style-name="Standard">258: site_cat_21</text:p>
        <text:p text:style-name="Standard">259: site_cat_22</text:p>
        <text:p text:style-name="Standard">260: site_cat_23</text:p>
        <text:p text:style-name="Standard">261: site_cat_24</text:p>
        <text:p text:style-name="Standard">262: site_cat_25</text:p>
        <text:p text:style-name="Standard"></text:p>
        <text:p text:style-name="Standard">263: browser_type_0</text:p>
        <text:p text:style-name="Standard">264: browser_type_1</text:p>
        <text:p text:style-name="Standard">265: browser_type_2</text:p>
        <text:p text:style-name="Standard">266: browser_type_3</text:p>
        <text:p text:style-name="Standard">267: browser_type_4</text:p>
        <text:p text:style-name="Standard">268: browser_type_5</text:p>
        <text:p text:style-name="Standard">269: browser_type_6</text:p>
        <text:p text:style-name="Standard">270: browser_type_7</text:p>
        <text:p text:style-name="Standard">271: browser_type_8</text:p>
        <text:p text:style-name="Standard"></text:p>
        <text:p text:style-name="Standard">272: bidder_id_0</text:p>
        <text:p text:style-name="Standard">273: bidder_id_1</text:p>
        <text:p text:style-name="Standard">274: bidder_id_2</text:p>
        <text:p text:style-name="Standard">275: bidder_id_3</text:p>
        <text:p text:style-name="Standard">276: bidder_id_4</text:p>
        <text:p text:style-name="Standard">277: bidder_id_5</text:p>
        <text:p text:style-name="Standard">278: bidder_id_6</text:p>
        <text:p text:style-name="Standard">279: bidder_id_7</text:p>
        <text:p text:style-name="Standard">280: bidder_id_8</text:p>
        <text:p text:style-name="Standard">281: bidder_id_9</text:p>
        <text:p text:style-name="Standard">282: bidder_id_10</text:p>
        <text:p text:style-name="Standard">283: bidder_id_11</text:p>
        <text:p text:style-name="Standard">284: bidder_id_12</text:p>
        <text:p text:style-name="Standard"><text:soft-page-break/>285: bidder_id_13</text:p>
        <text:p text:style-name="Standard">286: bidder_id_14</text:p>
        <text:p text:style-name="Standard">287: bidder_id_15</text:p>
        <text:p text:style-name="Standard">288: bidder_id_16</text:p>
        <text:p text:style-name="Standard">289: bidder_id_17</text:p>
        <text:p text:style-name="Standard">290: bidder_id_18</text:p>
        <text:p text:style-name="Standard">291: bidder_id_19</text:p>
        <text:p text:style-name="Standard">292: bidder_id_20</text:p>
        <text:p text:style-name="Standard">293: bidder_id_21</text:p>
        <text:p text:style-name="Standard">294: bidder_id_22</text:p>
        <text:p text:style-name="Standard">295: bidder_id_23</text:p>
        <text:p text:style-name="Standard">296: bidder_id_24</text:p>
        <text:p text:style-name="Standard">297: bidder_id_25</text:p>
        <text:p text:style-name="Standard">298: bidder_id_26</text:p>
        <text:p text:style-name="Standard">299: bidder_id_27</text:p>
        <text:p text:style-name="Standard">300: bidder_id_28</text:p>
        <text:p text:style-name="Standard">301: bidder_id_29</text:p>
        <text:p text:style-name="Standard">302: bidder_id_30</text:p>
        <text:p text:style-name="Standard">303: bidder_id_31</text:p>
        <text:p text:style-name="Standard">304: bidder_id_32</text:p>
        <text:p text:style-name="Standard">305: bidder_id_33</text:p>
        <text:p text:style-name="Standard">306: bidder_id_34</text:p>
        <text:p text:style-name="Standard"></text:p>
        <text:p text:style-name="Standard">307: vertical_id_0</text:p>
        <text:p text:style-name="Standard">308: vertical_id_1</text:p>
        <text:p text:style-name="Standard">309: vertical_id_2</text:p>
        <text:p text:style-name="Standard">310: vertical_id_3</text:p>
        <text:p text:style-name="Standard">311: vertical_id_4</text:p>
        <text:p text:style-name="Standard">312: vertical_id_5</text:p>
        <text:p text:style-name="Standard">313: vertical_id_6</text:p>
        <text:p text:style-name="Standard">314: vertical_id_7</text:p>
        <text:p text:style-name="Standard">315: vertical_id_8</text:p>
        <text:p text:style-name="Standard">316: vertical_id_9</text:p>
        <text:p text:style-name="Standard">317: vertical_id_10</text:p>
        <text:p text:style-name="Standard">318: vertical_id_11</text:p>
        <text:p text:style-name="Standard">319: vertical_id_12</text:p>
        <text:p text:style-name="Standard">320: vertical_id_13</text:p>
        <text:p text:style-name="Standard">321: vertical_id_14</text:p>
        <text:p text:style-name="Standard">322: vertical_id_15</text:p>
        <text:p text:style-name="Standard"></text:p>
        <text:p text:style-name="Standard">323: bid_floor_0</text:p>
        <text:p text:style-name="Standard">324: bid_floor_1</text:p>
        <text:p text:style-name="Standard">325: bid_floor_2</text:p>
        <text:p text:style-name="Standard">326: bid_floor_3</text:p>
        <text:p text:style-name="Standard">327: bid_floor_4</text:p>
        <text:p text:style-name="Standard">328: bid_floor_5</text:p>
        <text:p text:style-name="Standard"></text:p>
        <text:p text:style-name="Standard">329: format_0</text:p>
        <text:p text:style-name="Standard">330: format_1</text:p>
        <text:p text:style-name="Standard">331: format_2</text:p>
        <text:p text:style-name="Standard">332: format_3</text:p>
        <text:p text:style-name="Standard">333: format_4</text:p>
        <text:p text:style-name="Standard">334: format_5</text:p>
        <text:p text:style-name="Standard">335: format_6</text:p>
        <text:p text:style-name="Standard">336: format_7</text:p>
        <text:p text:style-name="Standard">337: format_8</text:p>
        <text:p text:style-name="Standard">338: format_9</text:p>
        <text:p text:style-name="Standard">339: format_10</text:p>
        <text:p text:style-name="Standard">340: format_11</text:p>
        <text:p text:style-name="Standard">341: format_12</text:p>
        <text:p text:style-name="Standard">342: format_13</text:p>
        <text:p text:style-name="Standard">343: format_14</text:p>
        <text:p text:style-name="Standard">344: format_15</text:p>
        <text:p text:style-name="Standard">345: format_16</text:p>
        <text:p text:style-name="Standard">346: format_17</text:p>
        <text:p text:style-name="Standard">347: format_18</text:p>
        <text:p text:style-name="Standard">348: format_19</text:p>
        <text:p text:style-name="Standard"></text:p>
        <text:p text:style-name="Standard">349: product_0</text:p>
        <text:p text:style-name="Standard">350: product_1</text:p>
        <text:p text:style-name="Standard">351: product_2</text:p>
        <text:p text:style-name="Standard">352: product_3</text:p>
        <text:p text:style-name="Standard">353: product_4</text:p>
        <text:p text:style-name="Standard">354: product_5</text:p>
        <text:p text:style-name="Standard"></text:p>
        <text:p text:style-name="Standard">355: banner_0</text:p>
        <text:p text:style-name="Standard">356: banner_1</text:p>
        <text:p text:style-name="Standard">357: banner_2</text:p>
        <text:p text:style-name="Standard">358: banner_3</text:p>
        <text:p text:style-name="Standard">359: banner_4</text:p>
        <text:p text:style-name="Standard"></text:p>
        <text:p text:style-name="Standard">360: response_0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yi Lu</meta:initial-creator>
    <meta:creation-date>2016-07-27T12:54:07</meta:creation-date>
    <meta:printed-by>Weiyi Lu</meta:printed-by>
    <meta:print-date>2016-07-27T12:58:49</meta:print-date>
    <dc:date>2016-07-27T12:59:07</dc:date>
    <dc:creator>Weiyi Lu</dc:creator>
    <meta:editing-duration>P0D</meta:editing-duration>
    <meta:editing-cycles>1</meta:editing-cycles>
    <meta:document-statistic meta:table-count="0" meta:image-count="0" meta:object-count="0" meta:page-count="4" meta:paragraph-count="376" meta:word-count="722" meta:character-count="5861" meta:non-whitespace-character-count="5014"/>
    <meta:generator>LibreOffice/3.5$Linux_X86_64 LibreOffice_project/350m1$Build-2</meta:generator>
  </office:meta>
</office:document-meta>
</file>